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7f099" officeooo:paragraph-rsid="0017f099" style:font-weight-asian="normal" style:font-weight-complex="normal"/>
    </style:style>
    <style:style style:name="P20"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1"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2" style:family="paragraph" style:parent-style-name="Standard">
      <style:text-properties style:font-name="Arial" officeooo:rsid="003377e6" officeooo:paragraph-rsid="00361042"/>
    </style:style>
    <style:style style:name="P23"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4"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25"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29"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30"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31"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32"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33"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4"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3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3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7" style:family="paragraph" style:parent-style-name="Standard">
      <style:text-properties style:font-name="Arial" officeooo:rsid="00361042" officeooo:paragraph-rsid="00361042"/>
    </style:style>
    <style:style style:name="P38"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3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40" style:family="paragraph" style:parent-style-name="Standard">
      <style:text-properties style:font-name="Arial" officeooo:rsid="0044a159" officeooo:paragraph-rsid="0044a159"/>
    </style:style>
    <style:style style:name="P4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42"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4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5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4a159" officeooo:paragraph-rsid="0044a159" style:font-weight-asian="normal"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52" style:family="paragraph" style:parent-style-name="Standard">
      <style:paragraph-properties fo:break-before="page"/>
      <style:text-properties style:font-name="Arial" officeooo:rsid="000979fe" officeooo:paragraph-rsid="000979fe"/>
    </style:style>
    <style:style style:name="P53" style:family="paragraph" style:parent-style-name="Standard">
      <style:paragraph-properties fo:break-before="page"/>
      <style:text-properties style:font-name="Arial" officeooo:rsid="0044a159" officeooo:paragraph-rsid="0044a159"/>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fo:font-weight="normal" officeooo:rsid="002d0066" style:font-style-asian="italic" style:font-weight-asian="normal" style:font-style-complex="italic" style:font-weight-complex="normal"/>
    </style:style>
    <style:style style:name="T6" style:family="text">
      <style:text-properties fo:font-style="italic" fo:font-weight="normal" officeooo:rsid="0044a159" style:font-style-asian="italic" style:font-weight-asian="normal" style:font-style-complex="italic" style:font-weight-complex="normal"/>
    </style:style>
    <style:style style:name="T7" style:family="text">
      <style:text-properties officeooo:rsid="00101d94"/>
    </style:style>
    <style:style style:name="T8" style:family="text">
      <style:text-properties officeooo:rsid="0018dadf"/>
    </style:style>
    <style:style style:name="T9" style:family="text">
      <style:text-properties fo:font-style="normal" style:font-style-asian="normal" style:font-style-complex="normal"/>
    </style:style>
    <style:style style:name="T10" style:family="text">
      <style:text-properties fo:font-style="normal" officeooo:rsid="001ff65f" style:font-style-asian="normal" style:font-style-complex="normal"/>
    </style:style>
    <style:style style:name="T11" style:family="text">
      <style:text-properties fo:font-style="normal" officeooo:rsid="002730df" style:font-style-asian="normal" style:font-style-complex="normal"/>
    </style:style>
    <style:style style:name="T12" style:family="text">
      <style:text-properties fo:font-style="normal" officeooo:rsid="0028bfe9" style:font-style-asian="normal" style:font-style-complex="normal"/>
    </style:style>
    <style:style style:name="T13" style:family="text">
      <style:text-properties fo:font-style="normal" officeooo:rsid="002aeca0" style:font-style-asian="normal" style:font-style-complex="normal"/>
    </style:style>
    <style:style style:name="T14" style:family="text">
      <style:text-properties officeooo:rsid="002158e9"/>
    </style:style>
    <style:style style:name="T15" style:family="text">
      <style:text-properties officeooo:rsid="00248749"/>
    </style:style>
    <style:style style:name="T16" style:family="text">
      <style:text-properties officeooo:rsid="0028bfe9"/>
    </style:style>
    <style:style style:name="T17" style:family="text">
      <style:text-properties fo:font-weight="normal" style:font-weight-asian="normal" style:font-weight-complex="normal"/>
    </style:style>
    <style:style style:name="T18" style:family="text">
      <style:text-properties fo:font-weight="normal" officeooo:rsid="002d0066" style:font-weight-asian="normal" style:font-weight-complex="normal"/>
    </style:style>
    <style:style style:name="T19" style:family="text">
      <style:text-properties fo:font-weight="normal" officeooo:rsid="002ea1cc" style:font-weight-asian="normal" style:font-weight-complex="normal"/>
    </style:style>
    <style:style style:name="T20" style:family="text">
      <style:text-properties fo:font-weight="normal" officeooo:rsid="0044a159" style:font-weight-asian="normal" style:font-weight-complex="normal"/>
    </style:style>
    <style:style style:name="T21" style:family="text">
      <style:text-properties officeooo:rsid="00361042"/>
    </style:style>
    <style:style style:name="T22" style:family="text">
      <style:text-properties officeooo:rsid="003a2c2f"/>
    </style:style>
    <style:style style:name="T23" style:family="text">
      <style:text-properties officeooo:rsid="003b9bde"/>
    </style:style>
    <style:style style:name="T24" style:family="text">
      <style:text-properties officeooo:rsid="003c7f5f"/>
    </style:style>
    <style:style style:name="T25" style:family="text">
      <style:text-properties officeooo:rsid="003e6509"/>
    </style:style>
    <style:style style:name="T26" style:family="text">
      <style:text-properties officeooo:rsid="003f414f"/>
    </style:style>
    <style:style style:name="T27" style:family="text">
      <style:text-properties officeooo:rsid="00409f9f"/>
    </style:style>
    <style:style style:name="T28" style:family="text">
      <style:text-properties officeooo:rsid="0044a1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Fundamentação</text:span> Teóric<text:span text:style-name="T7">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9">Midia de armazenamento</text:span></text:p>
      <text:p text:style-name="P9"><text:tab/></text:p>
      <text:p text:style-name="P5"><text:span text:style-name="T3"><text:tab/></text:span><text:span text:style-name="T9">Aparelho</text:span><text:span text:style-name="T10">s</text:span><text:span text:style-name="T9"> móve</text:span><text:span text:style-name="T10">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53">Glossário</text:p>
      <text:p text:style-name="P40"/>
      <text:p text:style-name="P40">Wipe</text:p>
      <text:p text:style-name="P40">Metadados</text:p>
      <text:p text:style-name="P40">Cibercrime</text:p>
      <text:p text:style-name="P40">Log</text:p>
      <text:p text:style-name="P40">Firewall</text:p>
      <text:p text:style-name="P40">Anti-virus</text:p>
      <text:p text:style-name="P40">Hardware</text:p>
      <text:p text:style-name="P40">Software</text:p>
      <text:p text:style-name="P40">Malware</text:p>
      <text:p text:style-name="P40">Backdoor</text:p>
      <text:p text:style-name="P40"/>
      <text:p text:style-name="P52"><text:span text:style-name="T7">Fundamentação</text:span> Teóric<text:span text:style-name="T7">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16">2. </text:span>[PERICIA FORENSE]</text:p>
      <text:p text:style-name="P10">Quando um crime/<text:span text:style-name="T15">fraude digital</text:span> é cometido, <text:span text:style-name="T15">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15"> ou </text:span><text:span text:style-name="T4">Post Mortem</text:span><text:span text:style-name="T15">. &lt;SANDRO MELO&gt;</text:span></text:p>
      <text:p text:style-name="P12"/>
      <text:p text:style-name="P26"><text:span text:style-name="T16">2.1. </text:span>[<text:span text:style-name="T16">IN VIVO</text:span>]</text:p>
      <text:p text:style-name="P24">A perícia <text:span text:style-name="T3">In Vivo </text:span><text:span text:style-name="T11">é a investigação que ocorre lo</text:span><text:span text:style-name="T13">g</text:span><text:span text:style-name="T11">o após o crime ter sido cometido, onde as evidências presentes se encontram em estado volátil e devem ser coletadas </text:span><text:span text:style-name="T13">o mais rápido e precisamente possível, </text:span><text:span text:style-name="T11">sem desligar ou alterar o estado dos dispositivos.</text:span></text:p>
      <text:p text:style-name="P35"><text:span text:style-name="T12">2.1.1. </text:span><text:span text:style-name="T9">[LOCAL DO CRIME/AMBIENTE DE TI]</text:span></text:p>
      <text:p text:style-name="P30"/>
      <text:p text:style-name="P29"><text:span text:style-name="T12">2.1.2. </text:span><text:span text:style-name="T9">[LOCAL DE INTERNET/SITES]</text:span></text:p>
      <text:p text:style-name="P30"/>
      <text:p text:style-name="P27">2.2. [POST MORTEM]</text:p>
      <text:p text:style-name="P25">Em contrapartida, a perícia <text:span text:style-name="T3">Post Mortem</text:span><text:span text:style-name="T9"> é realizada após os peritos deixarem o local do crime, examinando as evidências estáticas como mídias de armazenamento e não importando o estado dos dispositivos. </text:span><text:span text:style-name="T13">Esta, normalmente, é a etapa que leva mais tempo.</text:span></text:p>
      <text:p text:style-name="P36">2.2.1. [MIDIA DE ARMAZENAMENTO]</text:p>
      <text:p text:style-name="P31">Uma mídia de armazenamento é um dispositivo que contém dados armazenados, <text:span text:style-name="T28">podendo ser </text:span>um disco rígido ou mídias removíveis, como Pen Drives, CDs e DVDs.</text:p>
      <text:p text:style-name="P34"><text:span text:style-name="T17">Estas mídias, especificamente o disco rígido, são </text:span><text:span text:style-name="T18">as principais fontes de vestígios de um crime, já que são nelas que: </text:span><text:span text:style-name="T5">logs </text:span><text:span text:style-name="T18">de </text:span><text:span text:style-name="T5">Firewall</text:span><text:span text:style-name="T18">, Anti-virus, etc., </text:span><text:span text:style-name="T6">backdoors, malwares</text:span><text:span text:style-name="T18">, ou qualquer arquivo relacionado ao ataque são armazenados. </text:span><text:span text:style-name="T19">Em outras palavras</text:span><text:span text:style-name="T18">, ao analisar uma mídia de armazenamento, o investigador poderá recuperar arquivos que o criminoso ten</text:span><text:span text:style-name="T19">tou esconder, por exemplo.</text:span></text:p>
      <text:p text:style-name="P32"/>
      <text:p text:style-name="P28">2.3. [NOVOS PARADIGMAS]</text:p>
      <text:p text:style-name="P36">2.3.1. [APARELHOS MOVEIS]</text:p>
      <text:p text:style-name="P33"/>
      <text:p text:style-name="P21"/>
      <text:p text:style-name="P23">3. [PROCESSO PERICIAL]</text:p>
      <text:p text:style-name="P20">Os procedimentos que um perito deve realizar são divididos em quatro etapas, sendo elas:</text:p>
      <text:p text:style-name="P14"/>
      <text:p text:style-name="P17">3.1. [COLETA DE EVIDÊNCIAS]</text:p>
      <text:p text:style-name="P8"/>
      <text:p text:style-name="P22"><text:span text:style-name="T21">A primeira etapa</text:span> realizad<text:span text:style-name="T21">a</text:span> em uma perícia, logo após a chegada ao local, é a coleta de evidências. <text:span text:style-name="T21">Este processo consiste na aquisição do máximo de vestígios possíveis encontrados no local do crime e relacionados aos dispositivos eletrônicos, assim como eles próprios, para realizar um processo de análise logo em seguida. </text:span></text:p>
      <text:p text:style-name="P37">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 text:style-name="T23">&lt;GIULIANO GIOVA&gt;</text:span></text:p>
      <text:p text:style-name="P7">Para que as evidências <text:span text:style-name="T14">coletadas</text:span> <text:span text:style-name="T23">em mídias de armazenamento </text:span>sejam tratadas corretamente a fim de se tornarem confiáveis, as mesmas passam por algumas técnicas e processos <text:span text:style-name="T14">que fazem parte da etapa de Coleta de Evidências </text:span>e serão <text:span text:style-name="T8">explorados</text:span> a seguir. </text:p>
      <text:p text:style-name="P41"/>
      <text:p text:style-name="P43">3.1.1. [DUPLICAÇÃO DE DADOS]</text:p>
      <text:p text:style-name="P46">O primeiro cuidado <text:span text:style-name="T24">durante a fase de Coleta é a forma de tratar a mídia original. Isto porque, quaisquer análises posteriores deverão ser feitos em uma outra mídia, para que a original seja preservada.</text:span></text:p>
      <text:p text:style-name="P47">Um dos processos realizados é a duplicação de dados, que consiste em criar uma imagem digital da mídia de armazenamento original, isto é, <text:span text:style-name="T25">uma cópia idêntica da mídia em um outra mídia, tratada aqui como mídia de trabalho e que será utilizada para os exames e análises. </text:span></text:p>
      <text:p text:style-name="P48">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9"> no disco para limpá-lo por completo.</text:span></text:p>
      <text:p text:style-name="P44"/>
      <text:p text:style-name="P44">3.1.2. [BLOQUEADORES DE ESCRITA]</text:p>
      <text:p text:style-name="P48">Paralelamente ao processo de duplicação do disco, deve-se atentar ao fato de que um computador utilizado para perícia pode, involuntariamente, <text:span text:style-name="T28">gravar</text:span> dados na mídia original durante o processo de duplicação. Para que isto não aconteça é utilizado um bloqueador de escrita, seja hardware ou software, que possui a função de impedir que <text:span text:style-name="T28">nenhum outro dispositivo possa gravar qualquer dado no disco original.</text:span></text:p>
      <text:p text:style-name="P44"/>
      <text:p text:style-name="P44">3.1.3. [CADEIA DE CUSTÓDIA]</text:p>
      <text:p text:style-name="P48">Ao fim da coleta dos dados é necessário garantir um controle sobre os mesmos, pois sua sensibilidade para provar um crime pode ser comprometida caso uma evidência não seja totalmente confiável, que acontece quando <text:span text:style-name="T26">outro perito ou alguma outra pessoa modifica ou adultera alguma informação importante na mídia original. </text:span></text:p>
      <text:p text:style-name="P49">Neste caso, todo o processo de coleta é documentado, o que inclui: identificação do perito que realizou o processo, procedimentos <text:span text:style-name="T27">realizados </text:span>e técnicas <text:span text:style-name="T27">utilizadas </text:span>para a coleta, ferramentas (hardware ou software) utilizadas e quando tudo isto foi feito. Este documento, físico ou digital, é chamado de Cadeia de Custódia e possui justamente a finalidade de manter o controle da evidência coletada. <text:span text:style-name="T27">Tal controle não é feito apenas </text:span><text:soft-page-break/><text:span text:style-name="T27">uma vez, mas sim atualizado constantemente cada vez que alguma coisa é feita com a evidência, especificando novamente quem fez, o que fez e quando fez.</text:span></text:p>
      <text:p text:style-name="P44"/>
      <text:p text:style-name="P16">3.2. [EXAME DE EVIDÊNCIAS]</text:p>
      <text:p text:style-name="P39">Após a etapa de coleta de evidências, o perito deve examiná-las logo em seguida. Examinar uma evidência trata-se de buscar tudo que ela pode oferecer, conhecê-la 100% <text:span text:style-name="T28">e prepará-la para o </text:span>processo de análise, <text:span text:style-name="T28">onde </text:span>o perito <text:span text:style-name="T28">poderá </text:span>apontar os respectivos dados <text:span text:style-name="T28">que forem necessários. Isto requer que a evidência, que na maioria dos casos será uma mídia de armazenamento, seja destrinchada, buscando todos os dados e metadados armazenados na mesma.</text:span></text:p>
      <text:p text:style-name="P42"/>
      <text:p text:style-name="P45">3.2.1. [RECUPERAÇÃO]</text:p>
      <text:p text:style-name="P50">Alguns pr</text:p>
      <text:p text:style-name="P51"/>
      <text:p text:style-name="P45">3.2.2. [INTEGRIDADE/HASH]</text:p>
      <text:p text:style-name="P45"/>
      <text:p text:style-name="P45">3.2.3. [INDEXAÇÃO/ORGANIZAÇÃO DOS DADOS]</text:p>
      <text:p text:style-name="P18"/>
      <text:p text:style-name="P16">3.3. [ANÁLISE DE EVIDÊNCIAS]</text:p>
      <text:p text:style-name="P18"/>
      <text:p text:style-name="P16">3.4. [APRESENTAÇÃO DE PROVA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5T19:36:26.527867718</dc:date>
    <meta:editing-duration>PT3H53M43S</meta:editing-duration>
    <meta:editing-cycles>23</meta:editing-cycles>
    <meta:generator>LibreOffice/5.1.6.2$Linux_X86_64 LibreOffice_project/10m0$Build-2</meta:generator>
    <meta:document-statistic meta:table-count="0" meta:image-count="0" meta:object-count="0" meta:page-count="5" meta:paragraph-count="79" meta:word-count="1115" meta:character-count="7312" meta:non-whitespace-character-count="6231"/>
  </office:meta>
</office:document-meta>
</file>